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9c7a" officeooo:paragraph-rsid="00049c7a"/>
    </style:style>
    <style:style style:name="P2" style:family="paragraph" style:parent-style-name="Standard" style:list-style-name="L1">
      <style:text-properties officeooo:rsid="00049c7a" officeooo:paragraph-rsid="00049c7a"/>
    </style:style>
    <style:style style:name="P3" style:family="paragraph" style:parent-style-name="Standard" style:list-style-name="L1">
      <style:text-properties officeooo:rsid="00069373" officeooo:paragraph-rsid="00069373"/>
    </style:style>
    <style:style style:name="P4" style:family="paragraph" style:parent-style-name="Text_20_body">
      <style:text-properties officeooo:rsid="0008df69" officeooo:paragraph-rsid="0008df69"/>
    </style:style>
    <style:style style:name="P5" style:family="paragraph" style:parent-style-name="Heading_20_1">
      <style:text-properties officeooo:rsid="0008df69" officeooo:paragraph-rsid="0008df69"/>
    </style:style>
    <style:style style:name="P6" style:family="paragraph" style:parent-style-name="Heading_20_2">
      <style:text-properties officeooo:rsid="0008df69" officeooo:paragraph-rsid="0008df69"/>
    </style:style>
    <style:style style:name="T1" style:family="text">
      <style:text-properties officeooo:rsid="00071d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for pattern recognition/clustering:</text:p>
      <text:p text:style-name="P1">Goal is to define and express 1 or more predictive patterns, given ordered, pre-classified data sets.</text:p>
      <text:p text:style-name="P1"/>
      <text:p text:style-name="P1">Proposed methods for investigation:</text:p>
      <text:list xml:id="list383046859910868885" text:style-name="L1">
        <text:list-item>
          <text:p text:style-name="P2">Hidden Markov Model</text:p>
        </text:list-item>
        <text:list-item>
          <text:p text:style-name="P2">Artificial Neural Network</text:p>
        </text:list-item>
        <text:list-item>
          <text:p text:style-name="P2">Confabulating Thalamocortical module network</text:p>
        </text:list-item>
        <text:list-item>
          <text:p text:style-name="P2">Cluster identification</text:p>
        </text:list-item>
        <text:list-item>
          <text:p text:style-name="P3">Latent class model/<text:span text:style-name="T1">analysis</text:span></text:p>
        </text:list-item>
      </text:list>
      <text:h text:style-name="P5" text:outline-level="1">What to analyse?</text:h>
      <text:p text:style-name="P4">Causality is usually consistent with coincidence, or predictable time-dependent incidence. We can pre-classify our data into cause and effect points. Measuring time between potential cause points, and effect points of interest may give us a set of values upon which to perform clustering. This can be done in a 1-D continuum, where no magnitude measurements are available.</text:p>
      <text:h text:style-name="P6" text:outline-level="2">Multicausal problems?</text:h>
      <text:p text:style-name="P4">In the case where an effect happens as the result of multiple contributing factors, a combination of “weak” clusters is needed. The time range between each cluster centroid for each class would have to be normalized. Then, the causality would need to be measured.</text:p>
      <text:p text:style-name="P4">Causality is measured by the fraction of cases fitting the proposed cluster model, 1 being all causes always resulting in the effect of interest. Thresholding could then be used to determine conclusions from th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Williamson</meta:initial-creator>
    <meta:creation-date>2015-08-07T18:07:30.055427205</meta:creation-date>
    <dc:date>2015-08-19T21:42:39.435822125</dc:date>
    <dc:creator>Rob Williamson</dc:creator>
    <meta:editing-duration>PT56M25S</meta:editing-duration>
    <meta:editing-cycles>4</meta:editing-cycles>
    <meta:generator>LibreOffice/4.4.3.2$Linux_X86_64 LibreOffice_project/40m0$Build-2</meta:generator>
    <meta:document-statistic meta:table-count="0" meta:image-count="0" meta:object-count="0" meta:page-count="1" meta:paragraph-count="13" meta:word-count="184" meta:character-count="1203" meta:non-whitespace-character-count="1037"/>
  </office:meta>
</office:document-meta>
</file>